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f1e" officeooo:paragraph-rsid="0014ff1e"/>
    </style:style>
    <style:style style:name="P2" style:family="paragraph" style:parent-style-name="Standard" style:list-style-name="L1">
      <style:text-properties officeooo:rsid="0014ff1e" officeooo:paragraph-rsid="0014ff1e"/>
    </style:style>
    <style:style style:name="P3" style:family="paragraph" style:parent-style-name="Standard" style:list-style-name="L2">
      <style:text-properties officeooo:rsid="0014ff1e" officeooo:paragraph-rsid="0014ff1e"/>
    </style:style>
    <style:style style:name="P4" style:family="paragraph" style:parent-style-name="Standard" style:list-style-name="L3">
      <style:text-properties officeooo:rsid="0014ff1e" officeooo:paragraph-rsid="0014ff1e"/>
    </style:style>
    <style:style style:name="P5" style:family="paragraph" style:parent-style-name="Standard" style:list-style-name="L2">
      <style:text-properties officeooo:paragraph-rsid="0014ff1e"/>
    </style:style>
    <style:style style:name="T1" style:family="text">
      <style:text-properties officeooo:rsid="0014ff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Summaries</text:p>
      <text:p text:style-name="P1"/>
      <text:p text:style-name="P1">Graphical Interface Notes</text:p>
      <text:p text:style-name="P1"/>
      <text:p text:style-name="P1">under java/GUI</text:p>
      <text:p text:style-name="P1">Frames:</text:p>
      <text:list xml:id="list1135568706" text:style-name="L1">
        <text:list-item>
          <text:p text:style-name="P2">StartFrame: opens on start, asks users if they want to select, view, or add tasks.</text:p>
        </text:list-item>
      </text:list>
      <text:p text:style-name="P1">Panels:</text:p>
      <text:list xml:id="list234542888482434" text:continue-numbering="true" text:style-name="L1">
        <text:list-item>
          <text:p text:style-name="P2">ViewPanel: either opens from StartFrame or SelectPanel. Shows all tasks under certain criteria.</text:p>
        </text:list-item>
        <text:list-item>
          <text:p text:style-name="P2">ViewTaskPanel: opens from ViewPanel, allows user to view a task more in depth, including task details</text:p>
        </text:list-item>
        <text:list-item>
          <text:p text:style-name="P2">EditTaskPanel: opens from ViewPanel, allows user to edit task or delete it.</text:p>
        </text:list-item>
        <text:list-item>
          <text:p text:style-name="P2">SelectPanel: opens from StartFrame, offers options to sort and filter tasks</text:p>
        </text:list-item>
        <text:list-item>
          <text:p text:style-name="P2">AddPanel: opens from StartFrame, allows users to add tasks.</text:p>
        </text:list-item>
      </text:list>
      <text:p text:style-name="P1">Else:</text:p>
      <text:list xml:id="list3239696647" text:style-name="L3">
        <text:list-item>
          <text:p text:style-name="P4">StartClass: allows for testing/running/debugging random things</text:p>
        </text:list-item>
      </text:list>
      <text:p text:style-name="P1"/>
      <text:p text:style-name="P1">Under java/SqliteJDBC</text:p>
      <text:list xml:id="list837692774" text:style-name="L2">
        <text:list-item>
          <text:p text:style-name="P3">InitialStart: allows for testing/running/debugging random thigns</text:p>
        </text:list-item>
        <text:list-item>
          <text:p text:style-name="P3">AddTask: facilitates adding tasks to DB</text:p>
        </text:list-item>
        <text:list-item>
          <text:p text:style-name="P3">DeleteTask: facilitates deleting tasks from DB</text:p>
        </text:list-item>
        <text:list-item>
          <text:p text:style-name="P3">EditTask: facilitates editing tasks from DB</text:p>
        </text:list-item>
        <text:list-item>
          <text:p text:style-name="P5"><text:span text:style-name="T1">ViewMultiple: I don’t remember, gonna leave it here just in case</text:span></text:p>
        </text:list-item>
        <text:list-item>
          <text:p text:style-name="P3">ViewTask: Brings back task from DB to view</text:p>
        </text:list-item>
        <text:list-item>
          <text:p text:style-name="P3">searchOptions: Populates options in GUI such that they are valid options for drop-downs such as categor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0-11-12T23:36:24.426678494</meta:creation-date>
    <dc:date>2020-11-12T23:45:41.334448344</dc:date>
    <dc:creator>Nicholas Neumeyer</dc:creator>
    <meta:editing-duration>PT9M17S</meta:editing-duration>
    <meta:editing-cycles>1</meta:editing-cycles>
    <meta:document-statistic meta:table-count="0" meta:image-count="0" meta:object-count="0" meta:page-count="1" meta:paragraph-count="21" meta:word-count="167" meta:character-count="1060" meta:non-whitespace-character-count="928"/>
    <meta:generator>LibreOffice/6.4.6.2$Linux_X86_64 LibreOffice_project/40$Build-2</meta:generator>
  </office:meta>
</office:document-meta>
</file>